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>June 19, 2018</text:span></text:p>
      <text:p text:style-name="P1"><text:span text:style-name="T1"/></text:p>
      <text:p text:style-name="P2"><text:span text:style-name="T1">DR. ULYSSES B APARECE</text:span></text:p>
      <text:p text:style-name="P2"><text:span text:style-name="T1">VC. Academics</text:span></text:p>
      <text:p text:style-name="P2"><text:span text:style-name="T1">University of Cebu Main Campus</text:span></text:p>
      <text:p text:style-name="P2"><text:span text:style-name="T1">Sancianko St.Cebu City</text:span></text:p>
      <text:p text:style-name="P2"><text:span text:style-name="T1"/></text:p>
      <text:p text:style-name="P2"><text:span text:style-name="T1"/></text:p>
      <text:p text:style-name="P2"><text:span text:style-name="T1">Dear<text:s text:c="2"/>Dr. Aparece;</text:span></text:p>
      <text:p text:style-name="P2"><text:span text:style-name="T1"/></text:p>
      <text:p text:style-name="P2"><text:span text:style-name="T1"><text:tab/>Good Day !</text:span></text:p>
      <text:p text:style-name="P2"><text:span text:style-name="T1"/></text:p>
      <text:p text:style-name="P2"><text:span text:style-name="T1"><text:tab/>I am Ransom Carino fourth year BSIT student of college of computer studies. I humbly request for addition of my subject practicum 41. The reason why i wasn't able to add my practicum 41 was because i was so occupied with my On The Job Training<text:s text:c="2"/>having fun working with my teammate. Honestly i lose my time to add my practicum 41.</text:span></text:p>
      <text:p text:style-name="P2"><text:span text:style-name="T1"><text:tab/></text:span></text:p>
      <text:p text:style-name="P2"><text:span text:style-name="T1"><text:tab/>I deeply apologize for the distubance, i really need to add practicum 41. please allow me to add the subject.</text:span></text:p>
      <text:p text:style-name="P2"><text:span text:style-name="T1"/></text:p>
      <text:p text:style-name="P2"><text:span text:style-name="T1"><text:tab/>I sincerely hope for your consideration, Thank you and GOD bless.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Sincerely Yours,</text:span></text:p>
      <text:p text:style-name="P2"><text:span text:style-name="T1">Ransom Carino</text:span></text:p>
      <text:p text:style-name="P2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